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1.6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flex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lease Sp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acuum Chamb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Kevlar Fiber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il Pox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lyester Plastic Sheet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ouble-sided adhesive shee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essure Sens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igbe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duino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iaphragm Pum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olenoid Valves (2/3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tor Controll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oltage Regulato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thium Battery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NanoPi Neo LTS (40x40mm)</text:p>
          </table:table-cell>
          <table:table-cell/>
        </table:table-row>
        <table:table-row table:style-name="ro1">
          <table:table-cell office:value-type="string" calcext:value-type="string">
            <text:p>BreadBe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 style:data-style-name="N2" text:time-value="09:11:03.58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5T09:12:34.696000000</meta:creation-date>
    <dc:date>2020-12-14T09:12:09.037000000</dc:date>
    <meta:editing-duration>PT1H59M48S</meta:editing-duration>
    <meta:editing-cycles>3</meta:editing-cycles>
    <meta:generator>LibreOffice/6.3.3.2$Windows_X86_64 LibreOffice_project/a64200df03143b798afd1ec74a12ab50359878ed</meta:generator>
    <meta:document-statistic meta:table-count="1" meta:cell-count="32" meta:object-count="0"/>
  </office:meta>
</office:document-meta>
</file>